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3AE00001A270A8518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7.595cm" fo:margin-left="0cm" fo:margin-right="-0.005cm" table:align="margins" fo:background-color="#ffffff">
        <style:background-image/>
      </style:table-properties>
    </style:style>
    <style:style style:name="Table3.A" style:family="table-column">
      <style:table-column-properties style:column-width="8.255cm" style:rel-column-width="30747*"/>
    </style:style>
    <style:style style:name="Table3.B" style:family="table-column">
      <style:table-column-properties style:column-width="9.34cm" style:rel-column-width="34788*"/>
    </style:style>
    <style:style style:name="Table3.A1" style:family="table-cell" style:data-style-name="N8100">
      <style:table-cell-properties fo:background-color="#ffffff" fo:padding="0cm" fo:border="none">
        <style:background-image/>
      </style:table-cell-properties>
    </style:style>
    <style:style style:name="Table4" style:family="table">
      <style:table-properties style:width="17.568cm" fo:margin-left="0cm" fo:margin-right="0.021cm" table:align="margins" fo:background-color="#ffffff">
        <style:background-image/>
      </style:table-properties>
    </style:style>
    <style:style style:name="Table4.A" style:family="table-column">
      <style:table-column-properties style:column-width="5.861cm" style:rel-column-width="21864*"/>
    </style:style>
    <style:style style:name="Table4.B" style:family="table-column">
      <style:table-column-properties style:column-width="2.815cm" style:rel-column-width="10501*"/>
    </style:style>
    <style:style style:name="Table4.C" style:family="table-column">
      <style:table-column-properties style:column-width="8.892cm" style:rel-column-width="33170*"/>
    </style:style>
    <style:style style:name="Table4.A1" style:family="table-cell" style:data-style-name="N8100">
      <style:table-cell-properties fo:background-color="#ffffff" fo:padding="0cm" fo:border="none">
        <style:background-image/>
      </style:table-cell-properties>
    </style:style>
    <style:style style:name="Table1" style:family="table">
      <style:table-properties style:width="17.595cm" fo:margin-left="0cm" fo:margin-right="-0.005cm" table:align="margins" fo:background-color="#ffffff">
        <style:background-image/>
      </style:table-properties>
    </style:style>
    <style:style style:name="Table1.A" style:family="table-column">
      <style:table-column-properties style:column-width="5.863cm" style:rel-column-width="21838*"/>
    </style:style>
    <style:style style:name="Table1.B" style:family="table-column">
      <style:table-column-properties style:column-width="2.815cm" style:rel-column-width="10485*"/>
    </style:style>
    <style:style style:name="Table1.C" style:family="table-column">
      <style:table-column-properties style:column-width="8.916cm" style:rel-column-width="33212*"/>
    </style:style>
    <style:style style:name="Table1.A1" style:family="table-cell" style:data-style-name="N8100">
      <style:table-cell-properties fo:background-color="#ffffff" fo:padding="0cm" fo:border="none">
        <style:background-image/>
      </style:table-cell-properties>
    </style:style>
    <style:style style:name="Table6" style:family="table">
      <style:table-properties style:width="17.568cm" fo:margin-left="0cm" fo:margin-right="0.021cm" table:align="margins" fo:background-color="#ffffff">
        <style:background-image/>
      </style:table-properties>
    </style:style>
    <style:style style:name="Table6.A" style:family="table-column">
      <style:table-column-properties style:column-width="5.861cm" style:rel-column-width="21864*"/>
    </style:style>
    <style:style style:name="Table6.B" style:family="table-column">
      <style:table-column-properties style:column-width="2.815cm" style:rel-column-width="10501*"/>
    </style:style>
    <style:style style:name="Table6.C" style:family="table-column">
      <style:table-column-properties style:column-width="8.892cm" style:rel-column-width="33170*"/>
    </style:style>
    <style:style style:name="Table6.A1" style:family="table-cell" style:data-style-name="N8100">
      <style:table-cell-properties fo:background-color="#ffffff" fo:padding="0cm" fo:border="none">
        <style:background-image/>
      </style:table-cell-properties>
    </style:style>
    <style:style style:name="Table5" style:family="table">
      <style:table-properties style:width="17.595cm" fo:margin-left="0cm" fo:margin-right="-0.005cm" table:align="margins" fo:background-color="#ffffff">
        <style:background-image/>
      </style:table-properties>
    </style:style>
    <style:style style:name="Table5.A" style:family="table-column">
      <style:table-column-properties style:column-width="5.863cm" style:rel-column-width="21838*"/>
    </style:style>
    <style:style style:name="Table5.B" style:family="table-column">
      <style:table-column-properties style:column-width="2.815cm" style:rel-column-width="10485*"/>
    </style:style>
    <style:style style:name="Table5.C" style:family="table-column">
      <style:table-column-properties style:column-width="8.916cm" style:rel-column-width="33212*"/>
    </style:style>
    <style:style style:name="Table5.A1" style:family="table-cell" style:data-style-name="N8100">
      <style:table-cell-properties fo:background-color="#ffffff" fo:padding="0cm" fo:border="none">
        <style:background-image/>
      </style:table-cell-properties>
    </style:style>
    <style:style style:name="Table2" style:family="table">
      <style:table-properties style:width="17.595cm" fo:margin-left="0cm" fo:margin-right="-0.005cm" table:align="margins" fo:background-color="#ffffff">
        <style:background-image/>
      </style:table-properties>
    </style:style>
    <style:style style:name="Table2.A" style:family="table-column">
      <style:table-column-properties style:column-width="5.861cm" style:rel-column-width="21831*"/>
    </style:style>
    <style:style style:name="Table2.B" style:family="table-column">
      <style:table-column-properties style:column-width="5.463cm" style:rel-column-width="20347*"/>
    </style:style>
    <style:style style:name="Table2.C" style:family="table-column">
      <style:table-column-properties style:column-width="6.271cm" style:rel-column-width="23357*"/>
    </style:style>
    <style:style style:name="Table2.A1" style:family="table-cell" style:data-style-name="N8100">
      <style:table-cell-properties fo:background-color="#ffffff" fo:padding="0cm" fo:border="none">
        <style:background-image/>
      </style:table-cell-properties>
    </style:style>
    <style:style style:name="Table2.12" style:family="table-row">
      <style:table-row-properties style:min-row-height="0.439cm"/>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 style:family="paragraph" style:parent-style-name="Horizontal_20_Lin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text-properties fo:font-size="12pt" fo:font-weight="normal" style:font-size-asian="12pt" style:font-weight-asian="normal" style:font-size-complex="12pt" style:font-weight-complex="normal"/>
    </style:style>
    <style:style style:name="P15" style:family="paragraph" style:parent-style-name="Standard" style:list-style-name="L3">
      <style:text-properties fo:font-size="12pt" fo:font-weight="normal" style:font-size-asian="12pt" style:font-weight-asian="normal" style:font-size-complex="12pt" style:font-weight-complex="normal"/>
    </style:style>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P23"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Arial"/>
    </style:style>
    <style:style style:name="T4" style:family="text">
      <style:text-properties fo:color="#ff3333" fo:font-weight="bold" style:font-weight-asian="bold" style:font-weight-complex="bold"/>
    </style:style>
    <style:style style:name="T5" style:family="text">
      <style:text-properties style:use-window-font-color="tru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2"/>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9">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1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number:text-style style:name="N8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2"/>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5143259816174942665" text:style-name="L1">
        <text:list-item>
          <text:p text:style-name="P13">Enquirer = A query program or launcher, requests information from the server.</text:p>
        </text:list-item>
        <text:list-item>
          <text:p text:style-name="P13">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273095571565697870" text:style-name="L2">
        <text:list-item>
          <text:p text:style-name="P14">Separate the querying code from the client connection code</text:p>
        </text:list-item>
        <text:list-item>
          <text:p text:style-name="P14">Introduce a versioning scheme for the protocol, which will hopefully reduce backwards incompatibility in the future.</text:p>
        </text:list-item>
        <text:list-item>
          <text:p text:style-name="P14">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2540328096370709533" text:style-name="L3">
        <text:list-item>
          <text:p text:style-name="P15">Tag – Unique identifier for querying packets.*</text:p>
        </text:list-item>
        <text:list-item>
          <text:p text:style-name="P15">Version – Describes the version of the enquirer program or server.</text:p>
        </text:list-item>
        <text:list-item>
          <text:p text:style-name="P15">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9.133cm" svg:height="6.696cm" draw:z-index="0"><draw:image xlink:href="Pictures/20000007000023AE00001A270A8518C6.svm" xlink:type="simple" xlink:show="embed" xlink:actuate="onLoad"/></draw:frame></text:p>
      <text:p text:style-name="Standard">Description of format</text:p>
      <text:list xml:id="list2143299060021175834" text:style-name="L4">
        <text:list-item>
          <text:p text:style-name="P16">Odamex Id – So we know this is for Odamex</text:p>
        </text:list-item>
        <text:list-item>
          <text:p text:style-name="P16">Application – Describes the application that sent the data, current values are:</text:p>
          <text:list>
            <text:list-item>
              <text:p text:style-name="P16">Enquirer</text:p>
            </text:list-item>
            <text:list-item>
              <text:p text:style-name="P16">Client</text:p>
            </text:list-item>
            <text:list-item>
              <text:p text:style-name="P16">Server</text:p>
            </text:list-item>
            <text:list-item>
              <text:p text:style-name="P16">Master Server</text:p>
            </text:list-item>
          </text:list>
        </text:list-item>
        <text:list-item>
          <text:p text:style-name="P16">QR (Query/Response) Id – Informs whether this is an application requesting or an application responding to a request, this is mainly used for organization of values and provides a range for both types, current values are:</text:p>
          <text:list>
            <text:list-item>
              <text:p text:style-name="P16">Query</text:p>
            </text:list-item>
            <text:list-item>
              <text:p text:style-name="P16">Response</text:p>
            </text:list-item>
          </text:list>
        </text:list-item>
        <text:list-item>
          <text:p text:style-name="P16">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585441769463621821" text:style-name="L5">
        <text:list-item>
          <text:p text:style-name="P17">Enquirer sends packet to server containing:</text:p>
          <text:list>
            <text:list-item>
              <text:p text:style-name="P17">Tag</text:p>
            </text:list-item>
          </text:list>
        </text:list-item>
        <text:list-item>
          <text:p text:style-name="P17">Server sends packet back containing:</text:p>
          <text:list>
            <text:list-item>
              <text:p text:style-name="P17">Tag</text:p>
            </text:list-item>
            <text:list-item>
              <text:p text:style-name="P17">Version of server</text:p>
            </text:list-item>
            <text:list-item>
              <text:p text:style-name="P17">Protocol version server supports.</text:p>
            </text:list-item>
          </text:list>
        </text:list-item>
      </text:list>
      <text:p text:style-name="Standard"/>
      <text:p text:style-name="P7">Request information:</text:p>
      <text:list xml:id="list6825015173359062507" text:style-name="L6">
        <text:list-item>
          <text:p text:style-name="P18">Enquirer sends packet to server containing:</text:p>
          <text:list>
            <text:list-item>
              <text:p text:style-name="P18">Tag</text:p>
            </text:list-item>
            <text:list-item>
              <text:p text:style-name="P18">Version of enquirer</text:p>
            </text:list-item>
            <text:list-item>
              <text:p text:style-name="P18">Protocol version enquirer supports</text:p>
            </text:list-item>
          </text:list>
        </text:list-item>
        <text:list-item>
          <text:p text:style-name="P18">Server translates the version of enquirer first, checking as follows:</text:p>
          <text:list>
            <text:list-item>
              <text:p text:style-name="P18">Older Major version – Send packet saying enquirer is an older version, do not continue</text:p>
            </text:list-item>
            <text:list-item>
              <text:p text:style-name="P18">Older Major and Minor version – Send packet saying enquirer is an older version, do not continue</text:p>
            </text:list-item>
            <text:list-item>
              <text:p text:style-name="P18">Same/Newer Major/Minor version – Continue</text:p>
            </text:list-item>
          </text:list>
        </text:list-item>
        <text:list-item>
          <text:p text:style-name="P18">Server translates the protocol version, if it is the same/older, build information that protocol version supports, if it is newer, build the latest information server supports</text:p>
        </text:list-item>
        <text:list-item>
          <text:p text:style-name="P18">Server sends packet to enquirer containing:</text:p>
          <text:list>
            <text:list-item>
              <text:p text:style-name="P18">Tag</text:p>
            </text:list-item>
            <text:list-item>
              <text:p text:style-name="P18">Version of server </text:p>
            </text:list-item>
            <text:list-item>
              <text:p text:style-name="P18">Protocol version server supports</text:p>
            </text:list-item>
            <text:list-item>
              <text:p text:style-name="P18">Information that was built to protocol version</text:p>
            </text:list-item>
          </text:list>
        </text:list-item>
        <text:list-item>
          <text:p text:style-name="P18">Enquirer translates the version of server, if the major and/or minor version is:</text:p>
          <text:list>
            <text:list-item>
              <text:p text:style-name="P18">Same – Continue</text:p>
            </text:list-item>
            <text:list-item>
              <text:p text:style-name="P18">Newer – Discard the server, we cannot parse the data as it may be incompatible</text:p>
            </text:list-item>
            <text:list-item>
              <text:p text:style-name="P18">Older – Discard the server, we cannot parse the data as it may be incompatible</text:p>
            </text:list-item>
          </text:list>
        </text:list-item>
        <text:list-item>
          <text:p text:style-name="P18">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1">Type</text:p>
          </table:table-cell>
          <table:table-cell table:style-name="Table3.A1" office:value-type="float" office:value="0">
            <text:p text:style-name="P11">Range</text:p>
          </table:table-cell>
        </table:table-row>
        <table:table-row>
          <table:table-cell table:style-name="Table3.A1" office:value-type="float" office:value="0">
            <text:p text:style-name="P10">Signed 8bit Integer</text:p>
          </table:table-cell>
          <table:table-cell table:style-name="Table3.A1" office:value-type="float" office:value="0">
            <text:p text:style-name="P10">-128 -127</text:p>
          </table:table-cell>
        </table:table-row>
        <table:table-row>
          <table:table-cell table:style-name="Table3.A1" office:value-type="float" office:value="0">
            <text:p text:style-name="P10">Signed 16bit Integer</text:p>
          </table:table-cell>
          <table:table-cell table:style-name="Table3.A1" office:value-type="float" office:value="0">
            <text:p text:style-name="P10">-32768 - 32767</text:p>
          </table:table-cell>
        </table:table-row>
        <table:table-row>
          <table:table-cell table:style-name="Table3.A1" office:value-type="float" office:value="0">
            <text:p text:style-name="P10">Signed 32bit Integer</text:p>
          </table:table-cell>
          <table:table-cell table:style-name="Table3.A1" office:value-type="float" office:value="0">
            <text:p text:style-name="P10">-2147483648 - 2147483647</text:p>
          </table:table-cell>
        </table:table-row>
        <table:table-row>
          <table:table-cell table:style-name="Table3.A1" office:value-type="float" office:value="0">
            <text:p text:style-name="P10">Unsigned 8bit Integer</text:p>
          </table:table-cell>
          <table:table-cell table:style-name="Table3.A1" office:value-type="float" office:value="0">
            <text:p text:style-name="P10">0 - 255</text:p>
          </table:table-cell>
        </table:table-row>
        <table:table-row>
          <table:table-cell table:style-name="Table3.A1" office:value-type="float" office:value="0">
            <text:p text:style-name="P10">Unsigned 16bit Integer</text:p>
          </table:table-cell>
          <table:table-cell table:style-name="Table3.A1" office:value-type="float" office:value="0">
            <text:p text:style-name="P10">0 - 65535</text:p>
          </table:table-cell>
        </table:table-row>
        <table:table-row>
          <table:table-cell table:style-name="Table3.A1" office:value-type="float" office:value="0">
            <text:p text:style-name="P10">Unsigned 32bit Integer</text:p>
          </table:table-cell>
          <table:table-cell table:style-name="Table3.A1" office:value-type="float" office:value="0">
            <text:p text:style-name="P10">0 - 4294967295</text:p>
          </table:table-cell>
        </table:table-row>
        <table:table-row>
          <table:table-cell table:style-name="Table3.A1" office:value-type="float" office:value="0">
            <text:p text:style-name="P10">ASCIIZ String</text:p>
          </table:table-cell>
          <table:table-cell table:style-name="Table3.A1" office:value-type="float" office:value="0">
            <text:p text:style-name="P10">NULL Terminated</text:p>
          </table:table-cell>
        </table:table-row>
        <table:table-row>
          <table:table-cell table:style-name="Table3.A1" office:value-type="float" office:value="0">
            <text:p text:style-name="P10">Floating Point</text:p>
          </table:table-cell>
          <table:table-cell table:style-name="Table3.A1" office:value-type="float" office:value="0">
            <text:p text:style-name="P10">ASCIIZ String</text:p>
          </table:table-cell>
        </table:table-row>
        <table:table-row>
          <table:table-cell table:style-name="Table3.A1" office:value-type="float" office:value="0">
            <text:p text:style-name="P10">Boolean</text:p>
          </table:table-cell>
          <table:table-cell table:style-name="Table3.A1" office:value-type="float" office:value="0">
            <text:p text:style-name="P10">Signed 8bit Integer, 0 - 1</text:p>
          </table:table-cell>
        </table:table-row>
        <table:table-row>
          <table:table-cell table:style-name="Table3.A1" office:value-type="float" office:value="0">
            <text:p text:style-name="P10">Multiple</text:p>
          </table:table-cell>
          <table:table-cell table:style-name="Table3.A1" office:value-type="float" office:value="0">
            <text:p text:style-name="P10">Possibly any of the above types</text:p>
          </table:table-cell>
        </table:table-row>
      </table:table>
      <text:list xml:id="list3927093807859443625" text:style-name="L7">
        <text:list-header>
          <text:p text:style-name="P19"/>
        </text:list-header>
      </text:list>
      <text:p text:style-name="P6">Notes:</text:p>
      <text:list xml:id="list6924763366223358253"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of Version <text:span text:style-name="T4">0.6.4</text:span>, Protocol Version <text:span text:style-name="T4">3</text:span><text:span text:style-name="T5"> onward</text:span>):</text:p>
      <text:p text:style-name="Standard"/>
      <text:p text:style-name="Standard">Enquirer <text:span text:style-name="T2">→</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1">Value Type</text:p>
          </table:table-cell>
          <table:table-cell table:style-name="Table4.A1" office:value-type="float" office:value="0">
            <text:p text:style-name="P11">Value/Range</text:p>
          </table:table-cell>
          <table:table-cell table:style-name="Table4.A1" office:value-type="float" office:value="0">
            <text:p text:style-name="P11">Description</text:p>
          </table:table-cell>
        </table:table-row>
        <table:table-row>
          <table:table-cell table:style-name="Table4.A1" office:value-type="float" office:value="0">
            <text:p text:style-name="P10">Unsigned 32bit Integer</text:p>
          </table:table-cell>
          <table:table-cell table:style-name="Table4.A1" office:value-type="float" office:value="0">
            <text:p text:style-name="P10">0xAD011001</text:p>
          </table:table-cell>
          <table:table-cell table:style-name="Table4.A1" office:value-type="float" office:value="0">
            <text:p text:style-name="P10">Tag</text:p>
          </table:table-cell>
        </table:table-row>
        <table:table-row>
          <table:table-cell table:style-name="Table4.A1" office:value-type="float" office:value="0">
            <text:p text:style-name="P10">Unsigned 32bit Integer</text:p>
          </table:table-cell>
          <table:table-cell table:style-name="Table4.A1">
            <text:p text:style-name="P10"/>
          </table:table-cell>
          <table:table-cell table:style-name="Table4.A1" office:value-type="float" office:value="0">
            <text:p text:style-name="P10">Token</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Server <text:span text:style-name="T2">→</text:span> <text:span text:style-name="T2">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1">Value Type</text:p>
          </table:table-cell>
          <table:table-cell table:style-name="Table1.A1" office:value-type="float" office:value="0">
            <text:p text:style-name="P11">Value/Range</text:p>
          </table:table-cell>
          <table:table-cell table:style-name="Table1.A1" office:value-type="float" office:value="0">
            <text:p text:style-name="P11">Description</text:p>
          </table:table-cell>
        </table:table-row>
        <table:table-row>
          <table:table-cell table:style-name="Table1.A1" office:value-type="float" office:value="0">
            <text:p text:style-name="P10">Unsigned 32bit Integer</text:p>
          </table:table-cell>
          <table:table-cell table:style-name="Table1.A1" office:value-type="float" office:value="0">
            <text:p text:style-name="P10">0xAD032001</text:p>
          </table:table-cell>
          <table:table-cell table:style-name="Table1.A1" office:value-type="float" office:value="0">
            <text:p text:style-name="P10">Tag</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Protocol version</text:p>
          </table:table-cell>
        </table:table-row>
        <table:table-row>
          <table:table-cell table:style-name="Table1.A1" office:value-type="float" office:value="0">
            <text:p text:style-name="P10">Unsigned 32bit Integer</text:p>
          </table:table-cell>
          <table:table-cell table:style-name="Table1.A1">
            <text:p text:style-name="P10"/>
          </table:table-cell>
          <table:table-cell table:style-name="Table1.A1" office:value-type="float" office:value="0">
            <text:p text:style-name="P10">Token</text:p>
          </table:table-cell>
        </table:table-row>
      </table:table>
      <text:p text:style-name="Standard"/>
      <text:p text:style-name="Standard"/>
      <text:p text:style-name="Standard"><text:span text:style-name="T2">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1">Value Type</text:p>
          </table:table-cell>
          <table:table-cell table:style-name="Table6.A1" office:value-type="float" office:value="0">
            <text:p text:style-name="P11">Value/Range</text:p>
          </table:table-cell>
          <table:table-cell table:style-name="Table6.A1" office:value-type="float" office:value="0">
            <text:p text:style-name="P11">Description</text:p>
          </table:table-cell>
        </table:table-row>
        <table:table-row>
          <table:table-cell table:style-name="Table6.A1" office:value-type="float" office:value="0">
            <text:p text:style-name="P10">Unsigned 32bit Integer</text:p>
          </table:table-cell>
          <table:table-cell table:style-name="Table6.A1" office:value-type="float" office:value="0">
            <text:p text:style-name="P10">0xAD011002</text:p>
          </table:table-cell>
          <table:table-cell table:style-name="Table6.A1" office:value-type="float" office:value="0">
            <text:p text:style-name="P10">Tag</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Protocol version</text:p>
          </table:table-cell>
        </table:table-row>
        <table:table-row>
          <table:table-cell table:style-name="Table6.A1" office:value-type="float" office:value="0">
            <text:p text:style-name="P10">Unsigned 32bit Integer</text:p>
          </table:table-cell>
          <table:table-cell table:style-name="Table6.A1">
            <text:p text:style-name="P10"/>
          </table:table-cell>
          <table:table-cell table:style-name="Table6.A1" office:value-type="float" office:value="0">
            <text:p text:style-name="P10">Token</text:p>
          </table:table-cell>
        </table:table-row>
      </table:table>
      <text:p text:style-name="Standard"/>
      <text:p text:style-name="Standard"/>
      <text:p text:style-name="Standard">Server <text:span text:style-name="T2">→</text:span> <text:span text:style-name="T2">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1">Value Type</text:p>
          </table:table-cell>
          <table:table-cell table:style-name="Table5.A1" office:value-type="float" office:value="0">
            <text:p text:style-name="P11">Value/Range</text:p>
          </table:table-cell>
          <table:table-cell table:style-name="Table5.A1" office:value-type="float" office:value="0">
            <text:p text:style-name="P11">Description</text:p>
          </table:table-cell>
        </table:table-row>
        <table:table-row>
          <table:table-cell table:style-name="Table5.A1" office:value-type="float" office:value="0">
            <text:p text:style-name="P10">Unsigned 32bit Integer</text:p>
          </table:table-cell>
          <table:table-cell table:style-name="Table5.A1" office:value-type="float" office:value="0">
            <text:p text:style-name="P10">0xAD032002</text:p>
          </table:table-cell>
          <table:table-cell table:style-name="Table5.A1" office:value-type="float" office:value="0">
            <text:p text:style-name="P10">Tag</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Protocol version</text:p>
          </table:table-cell>
        </table:table-row>
        <table:table-row>
          <table:table-cell table:style-name="Table5.A1" office:value-type="float" office:value="0">
            <text:p text:style-name="P10">Unsigned 32bit Integer</text:p>
          </table:table-cell>
          <table:table-cell table:style-name="Table5.A1">
            <text:p text:style-name="P10"/>
          </table:table-cell>
          <table:table-cell table:style-name="Table5.A1" office:value-type="float" office:value="0">
            <text:p text:style-name="P10">Token</text:p>
          </table:table-cell>
        </table:table-row>
      </table:table>
      <text:p text:style-name="Standard"/>
      <text:p text:style-name="Standard"/>
      <text:p text:style-name="Standard">Server <text:span text:style-name="T2">→</text:span> <text:span text:style-name="T2">Enquirer</text:span>: Information response</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1">Value Type</text:p>
          </table:table-cell>
          <table:table-cell table:style-name="Table2.A1" office:value-type="float" office:value="0">
            <text:p text:style-name="P11">Value/Range</text:p>
          </table:table-cell>
          <table:table-cell table:style-name="Table2.A1" office:value-type="float" office:value="0">
            <text:p text:style-name="P11">Description</text:p>
          </table:table-cell>
        </table:table-row>
        <table:table-row>
          <table:table-cell table:style-name="Table2.A1" office:value-type="float" office:value="0">
            <text:p text:style-name="P10">Unsigned 32bit Integer</text:p>
          </table:table-cell>
          <table:table-cell table:style-name="Table2.A1" office:value-type="float" office:value="0">
            <text:p text:style-name="P10">0xAD032003</text:p>
          </table:table-cell>
          <table:table-cell table:style-name="Table2.A1" office:value-type="float" office:value="0">
            <text:p text:style-name="P10">Tag</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oke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Real Protocol Version</text:p>
          </table:table-cell>
        </table:table-row>
        <table:table-row>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Server Built Revision</text:p>
          </table:table-cell>
        </table:table-row>
        <table:table-row>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Cvar Count)</text:p>
          </table:table-cell>
        </table:table-row>
        <table:table-row>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var name</text:p>
          </table:table-cell>
        </table:table-row>
        <table:table-row>
          <table:table-cell table:style-name="Table2.A1" office:value-type="float" office:value="0">
            <text:p text:style-name="P10">Unsigned 8bit Integer</text:p>
            <text:p text:style-name="P10"/>
          </table:table-cell>
          <table:table-cell table:style-name="Table2.A1" office:value-type="float" office:value="0">
            <text:p text:style-name="P9"><text:s/>1 = Boolean (enabled)</text:p>
            <text:p text:style-name="P10">2 = (Un)signed 8bit Integer</text:p>
            <text:p text:style-name="P10">3 = (Un)signed 16bit Integer</text:p>
            <text:p text:style-name="P10">4 = (Un)signed 32bit Integer</text:p>
            <text:p text:style-name="P10"><text:soft-page-break/>5 – 6 = Float/ASCIIZ String</text:p>
          </table:table-cell>
          <table:table-cell table:style-name="Table2.A1" office:value-type="float" office:value="0">
            <text:p text:style-name="P10">+Cvar Type</text:p>
          </table:table-cell>
        </table:table-row>
        <table:table-row>
          <table:table-cell table:style-name="Table2.A1" office:value-type="float" office:value="0">
            <text:p text:style-name="P10">Multiple: “Cvar Type” indicates which</text:p>
          </table:table-cell>
          <table:table-cell table:style-name="Table2.A1">
            <text:p text:style-name="P10"/>
          </table:table-cell>
          <table:table-cell table:style-name="Table2.A1" office:value-type="float" office:value="0">
            <text:p text:style-name="P10">+Cvar valu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assword MD5 hash</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Current Map</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Time Left</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Team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Team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Team Colou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Team Scor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atch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Dehacked/Bex Filename</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WAD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Filename</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WAD MD5 Hash</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Count)</text:p>
          </table:table-cell>
        </table:table-row>
        <table:table-row table:style-name="Table2.12">
          <table:table-cell table:style-name="Table2.A1" office:value-type="float" office:value="0">
            <text:p text:style-name="P10">ASCIIZ String</text:p>
          </table:table-cell>
          <table:table-cell table:style-name="Table2.A1">
            <text:p text:style-name="P10"/>
          </table:table-cell>
          <table:table-cell table:style-name="Table2.A1" office:value-type="float" office:value="0">
            <text:p text:style-name="P10">+Player Name</text:p>
          </table:table-cell>
        </table:table-row>
        <table:table-row table:style-name="Table2.12">
          <table:table-cell table:style-name="Table2.A1" office:value-type="float" office:value="0">
            <text:p text:style-name="P10">Unsigned 32bit Integer</text:p>
          </table:table-cell>
          <table:table-cell table:style-name="Table2.A1">
            <text:p text:style-name="P10"/>
          </table:table-cell>
          <table:table-cell table:style-name="Table2.A1" office:value-type="float" office:value="0">
            <text:p text:style-name="P10">+Player Color</text:p>
          </table:table-cell>
        </table:table-row>
        <table:table-row table:style-name="Table2.12">
          <table:table-cell table:style-name="Table2.A1" office:value-type="float" office:value="0">
            <text:p text:style-name="P10">Unsigned 8bit Integer</text:p>
          </table:table-cell>
          <table:table-cell table:style-name="Table2.A1">
            <text:p text:style-name="P10"/>
          </table:table-cell>
          <table:table-cell table:style-name="Table2.A1" office:value-type="float" office:value="0">
            <text:p text:style-name="P10">+Player Team</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Ping</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Time In Game</text:p>
          </table:table-cell>
        </table:table-row>
        <table:table-row table:style-name="Table2.12">
          <table:table-cell table:style-name="Table2.A1" office:value-type="float" office:value="0">
            <text:p text:style-name="P10">Boolean</text:p>
          </table:table-cell>
          <table:table-cell table:style-name="Table2.A1">
            <text:p text:style-name="P10"/>
          </table:table-cell>
          <table:table-cell table:style-name="Table2.A1" office:value-type="float" office:value="0">
            <text:p text:style-name="P10">+Spectator</text:p>
          </table:table-cell>
        </table:table-row>
        <table:table-row table:style-name="Table2.12">
          <table:table-cell table:style-name="Table2.A1" office:value-type="float" office:value="0">
            <text:p text:style-name="P10">Signed 16bit Integer</text:p>
          </table:table-cell>
          <table:table-cell table:style-name="Table2.A1">
            <text:p text:style-name="P10"/>
          </table:table-cell>
          <table:table-cell table:style-name="Table2.A1" office:value-type="float" office:value="0">
            <text:p text:style-name="P10">+Player Frag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Kills</text:p>
          </table:table-cell>
        </table:table-row>
        <table:table-row table:style-name="Table2.12">
          <table:table-cell table:style-name="Table2.A1" office:value-type="float" office:value="0">
            <text:p text:style-name="P10">Unsigned 16bit Integer</text:p>
          </table:table-cell>
          <table:table-cell table:style-name="Table2.A1">
            <text:p text:style-name="P10"/>
          </table:table-cell>
          <table:table-cell table:style-name="Table2.A1" office:value-type="float" office:value="0">
            <text:p text:style-name="P10">+Player Deaths</text:p>
          </table:table-cell>
        </table:table-row>
      </table:table>
      <text:p text:style-name="Standard"/>
      <text:p text:style-name="P6">Notes:</text:p>
      <text:list xml:id="list6114497971518457219"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1">A list of information contains a </text:span><text:span text:style-name="T3">(* Count)</text:span><text:span text:style-name="T1"> field and then is followed by the data </text:span><text:span text:style-name="T3">(+SomeValue) </text:span><text:span text:style-name="T1">which then can be read directly into an array of records or some other construct until the </text:span><text:span text:style-name="T3">(* Count) </text:span><text:span text:style-name="T1">has been reached</text:span></text:p>
        </text:list-item>
      </text:list>
      <text:list xml:id="list1603814264170095056" text:style-name="L10">
        <text:list-item>
          <text:p text:style-name="P22">Data will NEVER be omitted based on game modes, it is always available no matter what (except in the case of versioning), the reasons for this are:</text:p>
          <text:list>
            <text:list-item>
              <text:p text:style-name="P22">Simplicity – Keeps data reading functions simple, the data can be safely ignored after being read</text:p>
            </text:list-item>
            <text:list-item>
              <text:p text:style-name="P22">Integrity – Everything remains in order, it lessens the chance of reading bad data</text:p>
            </text:list-item>
          </text:list>
        </text:list-item>
        <text:list-item>
          <text:p text:style-name="P22">Token can be any kind of value, when the server receives it, it will be sent back the same (barring any protocol processing that happens)</text:p>
        </text:list-item>
        <text:list-item>
          <text:p text:style-name="P22">Some cvar fields may not appear in packets from different servers, this applies to boolean fields which are disabled on the server, this is an optimization for network bandwith us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Russell Rice</meta:initial-creator>
    <meta:creation-date>2008-07-24T16:21:14</meta:creation-date>
    <dc:creator>Yeap </dc:creator>
    <dc:date>2013-09-17T14:51:00.52</dc:date>
    <meta:editing-cycles>76</meta:editing-cycles>
    <meta:editing-duration>P4DT13H35M23S</meta:editing-duration>
    <meta:document-statistic meta:table-count="6" meta:image-count="1" meta:object-count="0" meta:page-count="7" meta:paragraph-count="229" meta:word-count="1579" meta:character-count="9415"/>
    <meta:user-defined meta:name="Info 1"/>
    <meta:user-defined meta:name="Info 2"/>
    <meta:user-defined meta:name="Info 3"/>
    <meta:user-defined meta:name="Info 4"/>
  </office:meta>
</office:document-meta>
</file>